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C0000004C93EBD3A4C4321A1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officeooo:rsid="002ee2e9" officeooo:paragraph-rsid="00317696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font-size="10pt" officeooo:rsid="002ee2e9" officeooo:paragraph-rsid="002ee2e9" style:font-size-asian="10pt" style:font-size-complex="10pt"/>
    </style:style>
    <style:style style:name="P3" style:family="paragraph" style:parent-style-name="Table_20_Contents">
      <style:text-properties fo:font-style="italic" fo:font-weight="bold" officeooo:rsid="0032a104" officeooo:paragraph-rsid="0032a104" style:font-style-asian="italic" style:font-weight-asian="bold" style:font-style-complex="italic" style:font-weight-complex="bold"/>
    </style:style>
    <style:style style:name="P4" style:family="paragraph" style:parent-style-name="Table_20_Contents">
      <style:text-properties officeooo:rsid="0032a104" officeooo:paragraph-rsid="0032a104"/>
    </style:style>
    <style:style style:name="P5" style:family="paragraph" style:parent-style-name="Text_20_body">
      <style:text-properties officeooo:rsid="00217b84" officeooo:paragraph-rsid="001ffcee"/>
    </style:style>
    <style:style style:name="P6" style:family="paragraph" style:parent-style-name="Text_20_body">
      <style:text-properties officeooo:rsid="0021afaa" officeooo:paragraph-rsid="0021afaa"/>
    </style:style>
    <style:style style:name="P7" style:family="paragraph" style:parent-style-name="Text_20_body">
      <style:text-properties officeooo:rsid="0021f1c3" officeooo:paragraph-rsid="0021f1c3"/>
    </style:style>
    <style:style style:name="P8" style:family="paragraph" style:parent-style-name="Text_20_body">
      <style:text-properties officeooo:rsid="00231d3d" officeooo:paragraph-rsid="0027acc7"/>
    </style:style>
    <style:style style:name="P9" style:family="paragraph" style:parent-style-name="Text_20_body">
      <style:text-properties officeooo:rsid="0027acc7" officeooo:paragraph-rsid="0027acc7"/>
    </style:style>
    <style:style style:name="P10" style:family="paragraph" style:parent-style-name="Text_20_body">
      <style:text-properties officeooo:paragraph-rsid="0032a104"/>
    </style:style>
    <style:style style:name="P11" style:family="paragraph" style:parent-style-name="Text_20_body">
      <style:text-properties fo:font-style="normal" officeooo:rsid="00265e9e" officeooo:paragraph-rsid="0027acc7" style:font-style-asian="normal" style:font-style-complex="normal"/>
    </style:style>
    <style:style style:name="P12" style:family="paragraph" style:parent-style-name="Text_20_body">
      <style:text-properties officeooo:rsid="003796fa" officeooo:paragraph-rsid="003796fa"/>
    </style:style>
    <style:style style:name="P13" style:family="paragraph" style:parent-style-name="Title">
      <style:text-properties officeooo:rsid="001ffcee" officeooo:paragraph-rsid="002d4846"/>
    </style:style>
    <style:style style:name="P14" style:family="paragraph" style:parent-style-name="Text_20_body">
      <style:paragraph-properties fo:margin-left="0.4925in" fo:margin-right="0in" fo:text-indent="0in" style:auto-text-indent="false"/>
      <style:text-properties officeooo:rsid="003796fa" officeooo:paragraph-rsid="003796fa"/>
    </style:style>
    <style:style style:name="P15" style:family="paragraph" style:parent-style-name="Text_20_body">
      <style:paragraph-properties fo:margin-left="0.4925in" fo:margin-right="0in" fo:text-indent="0in" style:auto-text-indent="false"/>
      <style:text-properties fo:font-weight="bold" officeooo:rsid="003796fa" officeooo:paragraph-rsid="003796fa" style:font-weight-asian="bold" style:font-weight-complex="bold"/>
    </style:style>
    <style:style style:name="P16" style:family="paragraph" style:parent-style-name="Text_20_body">
      <style:paragraph-properties fo:margin-left="0in" fo:margin-right="0in" fo:text-indent="0in" style:auto-text-indent="false"/>
      <style:text-properties officeooo:rsid="003796fa" officeooo:paragraph-rsid="003796fa"/>
    </style:style>
    <style:style style:name="P17" style:family="paragraph" style:parent-style-name="Text_20_body" style:list-style-name="L1">
      <style:text-properties officeooo:rsid="00217b84" officeooo:paragraph-rsid="00217b84"/>
    </style:style>
    <style:style style:name="P18" style:family="paragraph" style:parent-style-name="Text_20_body">
      <style:text-properties officeooo:rsid="0037c3a7" officeooo:paragraph-rsid="0037c3a7"/>
    </style:style>
    <style:style style:name="P19" style:family="paragraph" style:parent-style-name="Heading_20_3">
      <style:text-properties officeooo:rsid="0037c3a7" officeooo:paragraph-rsid="0037c3a7"/>
    </style:style>
    <style:style style:name="P20" style:family="paragraph" style:parent-style-name="Heading_20_1">
      <style:text-properties officeooo:paragraph-rsid="0027acc7"/>
    </style:style>
    <style:style style:name="P21" style:family="paragraph" style:parent-style-name="Heading_20_1">
      <style:text-properties officeooo:rsid="0037c3a7" officeooo:paragraph-rsid="0037c3a7"/>
    </style:style>
    <style:style style:name="P22" style:family="paragraph" style:parent-style-name="Heading_20_1">
      <style:paragraph-properties fo:break-before="page"/>
      <style:text-properties officeooo:rsid="0032a104" officeooo:paragraph-rsid="0032a104"/>
    </style:style>
    <style:style style:name="T1" style:family="text">
      <style:text-properties officeooo:rsid="0031769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65e9e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65e9e" style:font-style-asian="normal" style:font-style-complex="normal"/>
    </style:style>
    <style:style style:name="T7" style:family="text">
      <style:text-properties fo:font-style="normal" officeooo:rsid="0027acc7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officeooo:rsid="0023c334"/>
    </style:style>
    <style:style style:name="T11" style:family="text">
      <style:text-properties officeooo:rsid="0024ecc9"/>
    </style:style>
    <style:style style:name="T12" style:family="text">
      <style:text-properties style:font-name="Courier 10 Pitch" fo:font-style="normal" officeooo:rsid="00265e9e" style:font-style-asian="normal" style:font-style-complex="normal"/>
    </style:style>
    <style:style style:name="T13" style:family="text">
      <style:text-properties officeooo:rsid="0027acc7"/>
    </style:style>
    <style:style style:name="T14" style:family="text">
      <style:text-properties officeooo:rsid="002907b0"/>
    </style:style>
    <style:style style:name="T15" style:family="text">
      <style:text-properties officeooo:rsid="0029f242"/>
    </style:style>
    <style:style style:name="T16" style:family="text">
      <style:text-properties officeooo:rsid="002d4846"/>
    </style:style>
    <style:style style:name="T17" style:family="text">
      <style:text-properties officeooo:rsid="0032d821"/>
    </style:style>
    <style:style style:name="T18" style:family="text">
      <style:text-properties officeooo:rsid="00343d6a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5201in" svg:y="0.189in" svg:width="5.228in" svg:height="0.6252in" draw:z-index="0">
        <draw:image xlink:href="Pictures/100000000000027C0000004C93EBD3A4C4321A1C.jpg" xlink:type="simple" xlink:show="embed" xlink:actuate="onLoad"/>
      </draw:frame>
      <text:p text:style-name="P13">Quick Start Guide</text:p>
      <text:p text:style-name="Subtitle"><text:span text:style-name="T16">Icecast-enabled </text:span>Studio-to-Transmitter Link <text:span text:style-name="T10">Encoder</text:span></text:p>
      <text:h text:style-name="Heading_20_1" text:outline-level="1">Basics <text:span text:style-name="T11">and Cabling</text:span></text:h>
      <text:p text:style-name="P5">Now that you've unpacked the box and tor<text:span text:style-name="T17">n</text:span> into the goods, make sure everything is here:</text:p>
      <text:list xml:id="list2859186395504650165" text:style-name="L1">
        <text:list-item>
          <text:p text:style-name="P17"><text:span text:style-name="T17">Studio-to-transmitter link (</text:span>STL<text:span text:style-name="T17">)</text:span> enclosure, “<text:span text:style-name="T17">the appliance”</text:span></text:p>
        </text:list-item>
        <text:list-item>
          <text:p text:style-name="P17">Power cable</text:p>
        </text:list-item>
        <text:list-item>
          <text:p text:style-name="P17">Ethernet cable</text:p>
        </text:list-item>
        <text:list-item>
          <text:p text:style-name="P17">These instructions</text:p>
        </text:list-item>
      </text:list>
      <text:p text:style-name="P6">Place the STL in an appropriate place for your installation. We suggest a 19-inch rack, but put it anywhere safe and out of the way. <text:span text:style-name="T10">It's not intended for use in a broadcast studio because the power supply fan is audible in quiet environments. </text:span>Make sure you provide for a LAN connection (up to 1Gbps, <text:span text:style-name="T14">[</text:span>10000BaseT<text:span text:style-name="T14">]</text:span>).</text:p>
      <text:p text:style-name="P7">You also need to <text:span text:style-name="T15">supply</text:span> <text:span text:style-name="T15">two balanced </text:span>audio cables (<text:span text:style-name="T15">one each for the </text:span>Left and Right <text:span text:style-name="T18">channels, </text:span>for <text:span text:style-name="T18">a </text:span>stereo <text:span text:style-name="T18">broadcast</text:span>) to the STL. <text:span text:style-name="T10">Depending on the audio card model in your STL encoder, you need cables with either male ¼-inch TRS connectors or male XLR connectors to connect to the STL.</text:span></text:p>
      <text:h text:style-name="P20" text:outline-level="1">Initial Network Configuration and Sign-in</text:h>
      <text:p text:style-name="P9">The MAC address for this unit is: </text:p>
      <text:p text:style-name="P8">Once you have <text:span text:style-name="T18">a network cable connected to your LAN switch</text:span>, plug <text:span text:style-name="T18">the power cable </text:span>in <text:span text:style-name="T18">to</text:span> the STL <text:span text:style-name="T18">(it will turn on as soon as you plug in the power cable)</text:span>. It is configured to obtain an Internet Protocol (IP) address from your DHCP server. <text:span text:style-name="T13">Using the above MAC address, you may want to configure your DHCP server to issue a statically assigned, or “static reservation” to the STL.</text:span></text:p>
      <text:p text:style-name="P8"><text:span text:style-name="T13">Alternatively, you can simply look up the IP address on the STL once it is running, and connected to the network. To do this, plug in</text:span> a VGA or HDMI display and USB or PS/2 keyboard to the appropriate connectors on the rear of the STL. Log in as user <text:span text:style-name="T5">'</text:span><text:span text:style-name="T2">pmwtech</text:span>' with the password '<text:span text:style-name="T2">phantommachineworks</text:span><text:span text:style-name="T5">'. </text:span><text:span text:style-name="T6">Type the command </text:span><text:span text:style-name="T12">ip addr</text:span><text:span text:style-name="T6"> and press </text:span><text:span text:style-name="T3">Enter</text:span><text:span text:style-name="T6">. Note the IP address </text:span><text:span text:style-name="T7">associated with</text:span><text:span text:style-name="T6"> the interface named </text:span><text:span text:style-name="T3">eth0</text:span><text:span text:style-name="T6">.</text:span></text:p>
      <text:h text:style-name="Heading_20_1" text:outline-level="1"><text:span text:style-name="T6">S</text:span><text:span text:style-name="T5">treaming Client Configuration</text:span></text:h>
      <text:p text:style-name="P12"><text:span text:style-name="T5">The STL includes an Icecast streaming server. The server is configured with the following </text:span><text:soft-page-break/><text:span text:style-name="T5">parameters. You will need to configure your client(s) to connect to the server.</text:span></text:p>
      <text:p text:style-name="P12"><text:span text:style-name="T8">Icecast server IP address</text:span><text:span text:style-name="T5">: provided by your DHCP server (see above)</text:span></text:p>
      <text:p text:style-name="P12"><text:span text:style-name="T8">Icecast administrative credentials</text:span><text:span text:style-name="T5">: </text:span><text:span text:style-name="T8">username</text:span><text:span text:style-name="T9">:</text:span><text:span text:style-name="T5"> </text:span><text:span text:style-name="T2">kwvh-admin</text:span><text:span text:style-name="T5"> </text:span><text:span text:style-name="T8">password</text:span><text:span text:style-name="T9">: </text:span><text:span text:style-name="T4">pMIqDUXu9HCzFhf2FWvl5%FZZ+mNsH0T</text:span></text:p>
      <text:p text:style-name="P12"><text:span text:style-name="T8">Icecast source client credentials</text:span><text:span text:style-name="T9">: </text:span><text:span text:style-name="T8">username</text:span><text:span text:style-name="T9">: </text:span><text:span text:style-name="T4">source</text:span><text:span text:style-name="T9"> </text:span><text:span text:style-name="T8">password</text:span><text:span text:style-name="T9">: </text:span><text:span text:style-name="T4">hiQ8eCDbXyS0txD2GigSZ@3zShh7hD%x</text:span></text:p>
      <text:p text:style-name="P12"><text:span text:style-name="T8">Icecast source client connection details</text:span><text:span text:style-name="T9">:</text:span></text:p>
      <text:p text:style-name="P14"><text:span text:style-name="T8">bind-address</text:span><text:span text:style-name="T9">: </text:span><text:span text:style-name="T4">127.0.0.1</text:span><text:span text:style-name="T9">, </text:span><text:span text:style-name="T8">TCP port</text:span><text:span text:style-name="T9">: </text:span><text:span text:style-name="T4">8080</text:span></text:p>
      <text:p text:style-name="P16"><text:span text:style-name="T8">Icecast streaming client connection details</text:span><text:span text:style-name="T9">:</text:span></text:p>
      <text:p text:style-name="P14"><text:span text:style-name="T8">bind-address</text:span><text:span text:style-name="T9">: </text:span><text:span text:style-name="T4">0.0.0.0</text:span><text:span text:style-name="T9">, </text:span><text:span text:style-name="T8">TCP port</text:span><text:span text:style-name="T9">: </text:span><text:span text:style-name="T4">8000</text:span></text:p>
      <text:p text:style-name="P16"><text:span text:style-name="T8">Icecast log details</text:span><text:span text:style-name="T9">:</text:span></text:p>
      <text:p text:style-name="P15"><text:span text:style-name="T5">Access log</text:span><text:span text:style-name="T9">: </text:span><text:span text:style-name="T4">/var/log/icecast2/access.log</text:span></text:p>
      <text:p text:style-name="P15"><text:span text:style-name="T5">Error log</text:span><text:span text:style-name="T9">: </text:span><text:span text:style-name="T4">/var/log/icecast2/error.log</text:span></text:p>
      <text:h text:style-name="P21" text:outline-level="1">Advanced Configuration Details</text:h>
      <text:h text:style-name="P19" text:outline-level="3">Audio Routing Configuration</text:h>
      <text:p text:style-name="P18">The audio flow through the STL is shown in FIGURE.</text:p>
      <text:h text:style-name="P22" text:outline-level="1">Document History</text:h>
      <text:p text:style-name="P10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">Revision Date</text:p>
          </table:table-cell>
          <table:table-cell table:style-name="Table2.B1" office:value-type="string">
            <text:p text:style-name="P3">Editor</text:p>
          </table:table-cell>
          <table:table-cell table:style-name="Table2.C1" office:value-type="string">
            <text:p text:style-name="P3">Change Summary</text:p>
          </table:table-cell>
        </table:table-row>
        <table:table-row>
          <table:table-cell table:style-name="Table2.A2" office:value-type="string">
            <text:p text:style-name="Table_20_Contents"><text:date style:data-style-name="N84" text:date-value="2015-11-20T10:13:43.986034118" text:fixed="true">2015-11-20</text:date></text:p>
          </table:table-cell>
          <table:table-cell table:style-name="Table2.B2" office:value-type="string">
            <text:p text:style-name="Table_20_Contents"><text:author-name text:fixed="false">David Klann</text:author-name></text:p>
          </table:table-cell>
          <table:table-cell table:style-name="Table2.C2" office:value-type="string">
            <text:p text:style-name="P4">Initial revision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931in" table:align="margins" style:may-break-between-rows="false"/>
    </style:style>
    <style:style style:name="Table1.A" style:family="table-column">
      <style:table-column-properties style:column-width="2.6854in" style:rel-column-width="26294*"/>
    </style:style>
    <style:style style:name="Table1.B" style:family="table-column">
      <style:table-column-properties style:column-width="2.3146in" style:rel-column-width="22663*"/>
    </style:style>
    <style:style style:name="Table1.C" style:family="table-column">
      <style:table-column-properties style:column-width="1.6931in" style:rel-column-width="16578*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padding="0.0382in" fo:border="none"/>
    </style:style>
    <style:style style:name="MP1" style:family="paragraph" style:parent-style-name="Table_20_Contents">
      <style:text-properties fo:font-size="10pt" officeooo:rsid="002ee2e9" officeooo:paragraph-rsid="00317696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fo:font-size="10pt" officeooo:rsid="002ee2e9" officeooo:paragraph-rsid="002ee2e9" style:font-size-asian="10pt" style:font-size-complex="10pt"/>
    </style:style>
    <style:style style:name="MT1" style:family="text">
      <style:text-properties officeooo:rsid="0031769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Header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<text:file-name text:display="name-and-extension">STL-encoder-icecast-quick-start.odt</text:file-name></text:p>
            </table:table-cell>
            <table:table-cell table:style-name="Table1.B1" office:value-type="string">
              <text:p text:style-name="MP1"><text:page-number text:select-page="current">0</text:page-number> <text:span text:style-name="MT1">of </text:span><text:span text:style-name="MT1"><text:page-count>3</text:page-count></text:span></text:p>
            </table:table-cell>
            <table:table-cell table:style-name="Table1.C1" office:value-type="string">
              <text:p text:style-name="MP2">Revision Date: <text:date style:data-style-name="N84" text:date-value="2015-11-22T20:32:56.155409985">2015-11-22</text:date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Klann</meta:initial-creator>
    <meta:creation-date>2015-11-05T15:04:49.466751968</meta:creation-date>
    <dc:date>2015-11-22T20:32:56.067946654</dc:date>
    <dc:creator>David Klann</dc:creator>
    <meta:editing-duration>P3DT1H39M54S</meta:editing-duration>
    <meta:editing-cycles>22</meta:editing-cycles>
    <meta:generator>LibreOffice/5.0.3.2$Linux_X86_64 LibreOffice_project/00m0$Build-2</meta:generator>
    <meta:document-statistic meta:table-count="2" meta:image-count="1" meta:object-count="0" meta:page-count="3" meta:paragraph-count="39" meta:word-count="426" meta:character-count="2713" meta:non-whitespace-character-count="2330"/>
  </office:meta>
</office:document-meta>
</file>